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didas gerais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Global</text:p>
          </table:table-cell>
          <table:table-cell table:number-columns-repeated="7"/>
          <table:table-cell office:value-type="string" calcext:value-type="string">
            <text:p>Med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ve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desvio padrao</text:p>
          </table:table-cell>
          <table:table-cell office:value-type="string" calcext:value-type="string">
            <text:p>coef variabilidade</text:p>
          </table:table-cell>
          <table:table-cell table:number-columns-repeated="2"/>
          <table:table-cell office:value-type="string" calcext:value-type="string">
            <text:p>Variável/Regiao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MiddleEas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Oce</text:p>
          </table:table-cell>
        </table:table-row>
        <table:table-row table:style-name="ro1">
          <table:table-cell office:value-type="string" calcext:value-type="string">
            <text:p>elo</text:p>
          </table:table-cell>
          <table:table-cell office:value-type="float" office:value="1015" calcext:value-type="float">
            <text:p>1015</text:p>
          </table:table-cell>
          <table:table-cell office:value-type="float" office:value="1010" calcext:value-type="float">
            <text:p>101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66.2884</text:p>
          </table:table-cell>
          <table:table-cell office:value-type="string" calcext:value-type="string">
            <text:p>0.1637</text:p>
          </table:table-cell>
          <table:table-cell table:number-columns-repeated="2"/>
          <table:table-cell office:value-type="string" calcext:value-type="string">
            <text:p>Elo</text:p>
          </table:table-cell>
          <table:table-cell office:value-type="float" office:value="1015" calcext:value-type="float">
            <text:p>1015</text:p>
          </table:table-cell>
          <table:table-cell office:value-type="float" office:value="966.588" calcext:value-type="float">
            <text:p>966,588</text:p>
          </table:table-cell>
          <table:table-cell office:value-type="float" office:value="1029.07" calcext:value-type="float">
            <text:p>1029,07</text:p>
          </table:table-cell>
          <table:table-cell office:value-type="float" office:value="1019.76" calcext:value-type="float">
            <text:p>1019,76</text:p>
          </table:table-cell>
          <table:table-cell office:value-type="float" office:value="876.171" calcext:value-type="float">
            <text:p>876,171</text:p>
          </table:table-cell>
          <table:table-cell office:value-type="float" office:value="1002.331" calcext:value-type="float">
            <text:p>1002,331</text:p>
          </table:table-cell>
          <table:table-cell office:value-type="float" office:value="992.125" calcext:value-type="float">
            <text:p>992,125</text:p>
          </table:table-cell>
          <table:table-cell office:value-type="float" office:value="1030.001" calcext:value-type="float">
            <text:p>1030,001</text:p>
          </table:table-cell>
        </table:table-row>
        <table:table-row table:style-name="ro1">
          <table:table-cell office:value-type="string" calcext:value-type="string">
            <text:p>winPercent</text:p>
          </table:table-cell>
          <table:table-cell office:value-type="string" calcext:value-type="string">
            <text:p>49.0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0.92045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string" calcext:value-type="string">
            <text:p>WinPercent</text:p>
          </table:table-cell>
          <table:table-cell office:value-type="string" calcext:value-type="string">
            <text:p>49.07</text:p>
          </table:table-cell>
          <table:table-cell office:value-type="float" office:value="46210" calcext:value-type="float">
            <text:p>46210</text:p>
          </table:table-cell>
          <table:table-cell office:value-type="float" office:value="49.5799" calcext:value-type="float">
            <text:p>49,5799</text:p>
          </table:table-cell>
          <table:table-cell office:value-type="float" office:value="49.36" calcext:value-type="float">
            <text:p>49,36</text:p>
          </table:table-cell>
          <table:table-cell office:value-type="float" office:value="39.5318" calcext:value-type="float">
            <text:p>39,5318</text:p>
          </table:table-cell>
          <table:table-cell office:value-type="float" office:value="48.515" calcext:value-type="float">
            <text:p>48,515</text:p>
          </table:table-cell>
          <table:table-cell office:value-type="float" office:value="47.4" calcext:value-type="float">
            <text:p>47,4</text:p>
          </table:table-cell>
          <table:table-cell office:value-type="float" office:value="49.636" calcext:value-type="float">
            <text:p>49,636</text:p>
          </table:table-cell>
        </table:table-row>
        <table:table-row table:style-name="ro1">
          <table:table-cell office:value-type="string" calcext:value-type="string">
            <text:p>TotalGames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1.19967</text:p>
          </table:table-cell>
          <table:table-cell office:value-type="string" calcext:value-type="string">
            <text:p>1.137599</text:p>
          </table:table-cell>
          <table:table-cell table:number-columns-repeated="2"/>
          <table:table-cell office:value-type="string" calcext:value-type="string">
            <text:p>TotalGames</text:p>
          </table:table-cell>
          <table:table-cell office:value-type="float" office:value="45" calcext:value-type="float">
            <text:p>45</text:p>
          </table:table-cell>
          <table:table-cell office:value-type="float" office:value="40.755" calcext:value-type="float">
            <text:p>40,755</text:p>
          </table:table-cell>
          <table:table-cell office:value-type="float" office:value="51.034" calcext:value-type="float">
            <text:p>51,034</text:p>
          </table:table-cell>
          <table:table-cell office:value-type="float" office:value="43.14" calcext:value-type="float">
            <text:p>43,14</text:p>
          </table:table-cell>
          <table:table-cell office:value-type="float" office:value="35.6578" calcext:value-type="float">
            <text:p>35,6578</text:p>
          </table:table-cell>
          <table:table-cell office:value-type="float" office:value="45.3467" calcext:value-type="float">
            <text:p>45,3467</text:p>
          </table:table-cell>
          <table:table-cell office:value-type="float" office:value="53.6183" calcext:value-type="float">
            <text:p>53,6183</text:p>
          </table:table-cell>
          <table:table-cell office:value-type="float" office:value="43.825" calcext:value-type="float">
            <text:p>43,825</text:p>
          </table:table-cell>
        </table:table-row>
        <table:table-row table:style-name="ro1">
          <table:table-cell office:value-type="string" calcext:value-type="string">
            <text:p>winStreak</text:p>
          </table:table-cell>
          <table:table-cell office:value-type="string" calcext:value-type="string">
            <text:p>-0.18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.600307" calcext:value-type="float">
            <text:p>2,600307</text:p>
          </table:table-cell>
          <table:table-cell office:value-type="string" calcext:value-type="string">
            <text:p>-14.15</text:p>
          </table:table-cell>
          <table:table-cell table:number-columns-repeated="2"/>
          <table:table-cell office:value-type="string" calcext:value-type="string">
            <text:p>winStreak</text:p>
          </table:table-cell>
          <table:table-cell office:value-type="string" calcext:value-type="string">
            <text:p>-0.1838</text:p>
          </table:table-cell>
          <table:table-cell office:value-type="string" calcext:value-type="string">
            <text:p>-0.18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9" calcext:value-type="float">
            <text:p>-0,19</text:p>
          </table:table-cell>
          <table:table-cell office:value-type="float" office:value="-0.65" calcext:value-type="float">
            <text:p>-0,65</text:p>
          </table:table-cell>
          <table:table-cell office:value-type="float" office:value="-0.211" calcext:value-type="float">
            <text:p>-0,211</text:p>
          </table:table-cell>
          <table:table-cell office:value-type="float" office:value="-0.4333" calcext:value-type="float">
            <text:p>-0,4333</text:p>
          </table:table-cell>
          <table:table-cell office:value-type="float" office:value="-0.227" calcext:value-type="float">
            <text:p>-0,22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riave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desvio padrao</text:p>
          </table:table-cell>
          <table:table-cell office:value-type="string" calcext:value-type="string">
            <text:p>coef variabilidade</text:p>
          </table:table-cell>
          <table:table-cell table:number-columns-repeated="2"/>
          <table:table-cell office:value-type="string" calcext:value-type="string">
            <text:p>Medi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o</text:p>
          </table:table-cell>
          <table:table-cell office:value-type="float" office:value="966.588" calcext:value-type="float">
            <text:p>966,588</text:p>
          </table:table-cell>
          <table:table-cell office:value-type="float" office:value="970" calcext:value-type="float">
            <text:p>970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149.3821</text:p>
          </table:table-cell>
          <table:table-cell office:value-type="string" calcext:value-type="string">
            <text:p>0.1545</text:p>
          </table:table-cell>
          <table:table-cell table:number-columns-repeated="2"/>
          <table:table-cell office:value-type="string" calcext:value-type="string">
            <text:p>Variável/Regiao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MiddleEas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Oce</text:p>
          </table:table-cell>
        </table:table-row>
        <table:table-row table:style-name="ro1">
          <table:table-cell office:value-type="string" calcext:value-type="string">
            <text:p>winPercent</text:p>
          </table:table-cell>
          <table:table-cell office:value-type="float" office:value="46210" calcext:value-type="float">
            <text:p>46210</text:p>
          </table:table-cell>
          <table:table-cell office:value-type="string" calcext:value-type="string">
            <text:p>47.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0.2188</text:p>
          </table:table-cell>
          <table:table-cell table:number-columns-repeated="2"/>
          <table:table-cell office:value-type="string" calcext:value-type="string">
            <text:p>Elo</text:p>
          </table:table-cell>
          <table:table-cell office:value-type="float" office:value="1010" calcext:value-type="float">
            <text:p>1010</text:p>
          </table:table-cell>
          <table:table-cell office:value-type="float" office:value="970" calcext:value-type="float">
            <text:p>970</text:p>
          </table:table-cell>
          <table:table-cell office:value-type="float" office:value="1025" calcext:value-type="float">
            <text:p>1025</text:p>
          </table:table-cell>
          <table:table-cell office:value-type="float" office:value="1014" calcext:value-type="float">
            <text:p>1014</text:p>
          </table:table-cell>
          <table:table-cell office:value-type="float" office:value="859.5" calcext:value-type="float">
            <text:p>859,5</text:p>
          </table:table-cell>
          <table:table-cell office:value-type="float" office:value="999" calcext:value-type="float">
            <text:p>999</text:p>
          </table:table-cell>
          <table:table-cell office:value-type="float" office:value="985" calcext:value-type="float">
            <text:p>98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TotalGames</text:p>
          </table:table-cell>
          <table:table-cell office:value-type="float" office:value="40.755" calcext:value-type="float">
            <text:p>40,75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4.40</text:p>
          </table:table-cell>
          <table:table-cell office:value-type="string" calcext:value-type="string">
            <text:p>1.1089</text:p>
          </table:table-cell>
          <table:table-cell table:number-columns-repeated="2"/>
          <table:table-cell office:value-type="string" calcext:value-type="string">
            <text:p>WinPerc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7.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.86" calcext:value-type="float">
            <text:p>42,86</text:p>
          </table:table-cell>
          <table:table-cell office:value-type="float" office:value="50" calcext:value-type="float">
            <text:p>50</text:p>
          </table:table-cell>
          <table:table-cell office:value-type="float" office:value="48.225" calcext:value-type="float">
            <text:p>48,2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inStreak</text:p>
          </table:table-cell>
          <table:table-cell office:value-type="string" calcext:value-type="string">
            <text:p>-0.18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533</text:p>
          </table:table-cell>
          <table:table-cell office:value-type="string" calcext:value-type="string">
            <text:p>-14.04</text:p>
          </table:table-cell>
          <table:table-cell table:number-columns-repeated="2"/>
          <table:table-cell office:value-type="string" calcext:value-type="string">
            <text:p>TotalGames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.5" calcext:value-type="float">
            <text:p>23,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inStreak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riave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desvio padrao</text:p>
          </table:table-cell>
          <table:table-cell office:value-type="string" calcext:value-type="string">
            <text:p>coef variabilida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o</text:p>
          </table:table-cell>
          <table:table-cell office:value-type="float" office:value="1029.07" calcext:value-type="float">
            <text:p>1029,07</text:p>
          </table:table-cell>
          <table:table-cell office:value-type="float" office:value="1025" calcext:value-type="float">
            <text:p>1025</text:p>
          </table:table-cell>
          <table:table-cell office:value-type="float" office:value="968" calcext:value-type="float">
            <text:p>968</text:p>
          </table:table-cell>
          <table:table-cell office:value-type="float" office:value="173.51" calcext:value-type="float">
            <text:p>173,51</text:p>
          </table:table-cell>
          <table:table-cell office:value-type="float" office:value="0.1686" calcext:value-type="float">
            <text:p>0,16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Percent</text:p>
          </table:table-cell>
          <table:table-cell office:value-type="float" office:value="49.5799" calcext:value-type="float">
            <text:p>49,579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.31" calcext:value-type="float">
            <text:p>11,31</text:p>
          </table:table-cell>
          <table:table-cell office:value-type="float" office:value="0.22" calcext:value-type="float">
            <text:p>0,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Games</text:p>
          </table:table-cell>
          <table:table-cell office:value-type="float" office:value="51.034" calcext:value-type="float">
            <text:p>51,03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3.78" calcext:value-type="float">
            <text:p>63,78</text:p>
          </table:table-cell>
          <table:table-cell office:value-type="float" office:value="1.249" calcext:value-type="float">
            <text:p>1,2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Streak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314" calcext:value-type="float">
            <text:p>2,6314</text:p>
          </table:table-cell>
          <table:table-cell office:value-type="float" office:value="-253.86" calcext:value-type="float">
            <text:p>-253,86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Euro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riave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desvio padrao</text:p>
          </table:table-cell>
          <table:table-cell office:value-type="string" calcext:value-type="string">
            <text:p>coef variabilida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o</text:p>
          </table:table-cell>
          <table:table-cell office:value-type="float" office:value="1019.76" calcext:value-type="float">
            <text:p>1019,76</text:p>
          </table:table-cell>
          <table:table-cell office:value-type="float" office:value="1014" calcext:value-type="float">
            <text:p>101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5.771" calcext:value-type="float">
            <text:p>165,771</text:p>
          </table:table-cell>
          <table:table-cell office:value-type="float" office:value="0.162" calcext:value-type="float">
            <text:p>0,1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Percent</text:p>
          </table:table-cell>
          <table:table-cell office:value-type="float" office:value="49.36" calcext:value-type="float">
            <text:p>49,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.84" calcext:value-type="float">
            <text:p>10,84</text:p>
          </table:table-cell>
          <table:table-cell office:value-type="float" office:value="0.219" calcext:value-type="float">
            <text:p>0,2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Games</text:p>
          </table:table-cell>
          <table:table-cell office:value-type="float" office:value="43.14" calcext:value-type="float">
            <text:p>43,1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7.95" calcext:value-type="float">
            <text:p>47,95</text:p>
          </table:table-cell>
          <table:table-cell office:value-type="float" office:value="1.111" calcext:value-type="float">
            <text:p>1,1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Streak</text:p>
          </table:table-cell>
          <table:table-cell office:value-type="float" office:value="-0.19" calcext:value-type="float">
            <text:p>-0,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.5951" calcext:value-type="float">
            <text:p>2,5951</text:p>
          </table:table-cell>
          <table:table-cell office:value-type="float" office:value="-13.176" calcext:value-type="float">
            <text:p>-13,176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Middlee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riave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desvio padrao</text:p>
          </table:table-cell>
          <table:table-cell office:value-type="string" calcext:value-type="string">
            <text:p>coef variabilida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o</text:p>
          </table:table-cell>
          <table:table-cell office:value-type="float" office:value="876.171" calcext:value-type="float">
            <text:p>876,171</text:p>
          </table:table-cell>
          <table:table-cell office:value-type="float" office:value="859.5" calcext:value-type="float">
            <text:p>859,5</text:p>
          </table:table-cell>
          <table:table-cell office:value-type="float" office:value="849" calcext:value-type="float">
            <text:p>849</text:p>
          </table:table-cell>
          <table:table-cell office:value-type="float" office:value="177.46" calcext:value-type="float">
            <text:p>177,46</text:p>
          </table:table-cell>
          <table:table-cell office:value-type="float" office:value="0.2025" calcext:value-type="float">
            <text:p>0,20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Percent</text:p>
          </table:table-cell>
          <table:table-cell office:value-type="float" office:value="39.5318" calcext:value-type="float">
            <text:p>39,5318</text:p>
          </table:table-cell>
          <table:table-cell table:number-columns-repeated="2" office:value-type="float" office:value="42.86" calcext:value-type="float">
            <text:p>42,86</text:p>
          </table:table-cell>
          <table:table-cell office:value-type="float" office:value="12.4" calcext:value-type="float">
            <text:p>12,4</text:p>
          </table:table-cell>
          <table:table-cell office:value-type="float" office:value="0.31388" calcext:value-type="float">
            <text:p>0,313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Games</text:p>
          </table:table-cell>
          <table:table-cell office:value-type="float" office:value="35.6578" calcext:value-type="float">
            <text:p>35,6578</text:p>
          </table:table-cell>
          <table:table-cell office:value-type="float" office:value="23.5" calcext:value-type="float">
            <text:p>23,5</text:p>
          </table:table-cell>
          <table:table-cell office:value-type="float" office:value="12" calcext:value-type="float">
            <text:p>12</text:p>
          </table:table-cell>
          <table:table-cell office:value-type="float" office:value="39.55" calcext:value-type="float">
            <text:p>39,55</text:p>
          </table:table-cell>
          <table:table-cell office:value-type="float" office:value="1.109" calcext:value-type="float">
            <text:p>1,1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Streak</text:p>
          </table:table-cell>
          <table:table-cell office:value-type="float" office:value="-0.65" calcext:value-type="float">
            <text:p>-0,6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.78" calcext:value-type="float">
            <text:p>2,78</text:p>
          </table:table-cell>
          <table:table-cell office:value-type="float" office:value="-4.23" calcext:value-type="float">
            <text:p>-4,23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riave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desvio padrao</text:p>
          </table:table-cell>
          <table:table-cell office:value-type="string" calcext:value-type="string">
            <text:p>coef variabilida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o</text:p>
          </table:table-cell>
          <table:table-cell office:value-type="float" office:value="1002.331" calcext:value-type="float">
            <text:p>1002,331</text:p>
          </table:table-cell>
          <table:table-cell office:value-type="float" office:value="999" calcext:value-type="float">
            <text:p>999</text:p>
          </table:table-cell>
          <table:table-cell office:value-type="float" office:value="1018" calcext:value-type="float">
            <text:p>1018</text:p>
          </table:table-cell>
          <table:table-cell office:value-type="float" office:value="159.514" calcext:value-type="float">
            <text:p>159,514</text:p>
          </table:table-cell>
          <table:table-cell office:value-type="float" office:value="0.1591" calcext:value-type="float">
            <text:p>0,15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Percent</text:p>
          </table:table-cell>
          <table:table-cell office:value-type="float" office:value="48.515" calcext:value-type="float">
            <text:p>48,5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.585" calcext:value-type="float">
            <text:p>10,585</text:p>
          </table:table-cell>
          <table:table-cell office:value-type="float" office:value="0.218" calcext:value-type="float">
            <text:p>0,2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Games</text:p>
          </table:table-cell>
          <table:table-cell office:value-type="float" office:value="45.3467" calcext:value-type="float">
            <text:p>45,346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8.68" calcext:value-type="float">
            <text:p>48,68</text:p>
          </table:table-cell>
          <table:table-cell office:value-type="float" office:value="1.073" calcext:value-type="float">
            <text:p>1,0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Streak</text:p>
          </table:table-cell>
          <table:table-cell office:value-type="float" office:value="-0.211" calcext:value-type="float">
            <text:p>-0,2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.588" calcext:value-type="float">
            <text:p>2,588</text:p>
          </table:table-cell>
          <table:table-cell office:value-type="float" office:value="-12.206" calcext:value-type="float">
            <text:p>-12,206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riave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desvio padrao</text:p>
          </table:table-cell>
          <table:table-cell office:value-type="string" calcext:value-type="string">
            <text:p>coef variabilida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o</text:p>
          </table:table-cell>
          <table:table-cell office:value-type="float" office:value="992.125" calcext:value-type="float">
            <text:p>992,125</text:p>
          </table:table-cell>
          <table:table-cell office:value-type="float" office:value="985" calcext:value-type="float">
            <text:p>985</text:p>
          </table:table-cell>
          <table:table-cell office:value-type="float" office:value="964" calcext:value-type="float">
            <text:p>964</text:p>
          </table:table-cell>
          <table:table-cell office:value-type="float" office:value="168.931" calcext:value-type="float">
            <text:p>168,931</text:p>
          </table:table-cell>
          <table:table-cell office:value-type="float" office:value="0.1702" calcext:value-type="float">
            <text:p>0,17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Percent</text:p>
          </table:table-cell>
          <table:table-cell office:value-type="float" office:value="47.4" calcext:value-type="float">
            <text:p>47,4</text:p>
          </table:table-cell>
          <table:table-cell office:value-type="float" office:value="48.225" calcext:value-type="float">
            <text:p>48,225</text:p>
          </table:table-cell>
          <table:table-cell office:value-type="float" office:value="50" calcext:value-type="float">
            <text:p>50</text:p>
          </table:table-cell>
          <table:table-cell office:value-type="float" office:value="11.5259" calcext:value-type="float">
            <text:p>11,5259</text:p>
          </table:table-cell>
          <table:table-cell office:value-type="float" office:value="0.2431" calcext:value-type="float">
            <text:p>0,24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Games</text:p>
          </table:table-cell>
          <table:table-cell office:value-type="float" office:value="53.6183" calcext:value-type="float">
            <text:p>53,618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9.04623" calcext:value-type="float">
            <text:p>49,04623</text:p>
          </table:table-cell>
          <table:table-cell office:value-type="float" office:value="1.1244" calcext:value-type="float">
            <text:p>1,12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Streak</text:p>
          </table:table-cell>
          <table:table-cell office:value-type="float" office:value="-0.4333" calcext:value-type="float">
            <text:p>-0,433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.62748" calcext:value-type="float">
            <text:p>2,62748</text:p>
          </table:table-cell>
          <table:table-cell office:value-type="float" office:value="-6.0634" calcext:value-type="float">
            <text:p>-6,0634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ceani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riave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desvio padrao</text:p>
          </table:table-cell>
          <table:table-cell office:value-type="string" calcext:value-type="string">
            <text:p>coef variabilida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o</text:p>
          </table:table-cell>
          <table:table-cell office:value-type="float" office:value="1030.001" calcext:value-type="float">
            <text:p>1030,001</text:p>
          </table:table-cell>
          <table:table-cell office:value-type="float" office:value="1021" calcext:value-type="float">
            <text:p>1021</text:p>
          </table:table-cell>
          <table:table-cell office:value-type="float" office:value="1084" calcext:value-type="float">
            <text:p>1084</text:p>
          </table:table-cell>
          <table:table-cell office:value-type="float" office:value="169.78" calcext:value-type="float">
            <text:p>169,78</text:p>
          </table:table-cell>
          <table:table-cell office:value-type="float" office:value="0.164" calcext:value-type="float">
            <text:p>0,1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Percent</text:p>
          </table:table-cell>
          <table:table-cell office:value-type="float" office:value="49.636" calcext:value-type="float">
            <text:p>49,6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.847" calcext:value-type="float">
            <text:p>10,847</text:p>
          </table:table-cell>
          <table:table-cell office:value-type="float" office:value="0.22" calcext:value-type="float">
            <text:p>0,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Games</text:p>
          </table:table-cell>
          <table:table-cell office:value-type="float" office:value="43.825" calcext:value-type="float">
            <text:p>43,8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8.519" calcext:value-type="float">
            <text:p>48,519</text:p>
          </table:table-cell>
          <table:table-cell office:value-type="float" office:value="1.1071" calcext:value-type="float">
            <text:p>1,10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Streak</text:p>
          </table:table-cell>
          <table:table-cell office:value-type="float" office:value="-0.227" calcext:value-type="float">
            <text:p>-0,22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.5809" calcext:value-type="float">
            <text:p>2,5809</text:p>
          </table:table-cell>
          <table:table-cell table:number-matrix-columns-spanned="1" table:number-matrix-rows-spanned="1" table:formula="of:=-11.335" office:value-type="float" office:value="-11.335" calcext:value-type="float">
            <text:p>-11,335</text:p>
          </table:table-cell>
          <table:table-cell table:number-columns-repeated="11"/>
        </table:table-row>
      </table:table>
      <table:table table:name="freq - jogador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_i</text:p>
          </table:table-cell>
          <table:table-cell office:value-type="string" calcext:value-type="string">
            <text:p>f_i</text:p>
          </table:table-cell>
          <table:table-cell office:value-type="string" calcext:value-type="string">
            <text:p>N_i</text:p>
          </table:table-cell>
          <table:table-cell office:value-type="string" calcext:value-type="string">
            <text:p>F_i</text:p>
          </table:table-cell>
        </table:table-row>
        <table:table-row table:style-name="ro1">
          <table:table-cell table:style-name="ce3" office:value-type="string" calcext:value-type="string">
            <text:p>Afric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0.006347374 <text:s text:c="2"/>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0.00634737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9165" calcext:value-type="float">
            <text:p>9165</text:p>
          </table:table-cell>
          <table:table-cell office:value-type="string" calcext:value-type="string">
            <text:p>0.165266157 <text:s/></text:p>
          </table:table-cell>
          <table:table-cell office:value-type="float" office:value="9517" calcext:value-type="float">
            <text:p>9517</text:p>
          </table:table-cell>
          <table:table-cell office:value-type="string" calcext:value-type="string">
            <text:p>0.171613531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27475" calcext:value-type="float">
            <text:p>27475</text:p>
          </table:table-cell>
          <table:table-cell office:value-type="string" calcext:value-type="string">
            <text:p>0.495437825 </text:p>
          </table:table-cell>
          <table:table-cell office:value-type="float" office:value="36992" calcext:value-type="float">
            <text:p>36992</text:p>
          </table:table-cell>
          <table:table-cell office:value-type="string" calcext:value-type="string">
            <text:p>0.667051356</text:p>
          </table:table-cell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01370456 </text:p>
          </table:table-cell>
          <table:table-cell office:value-type="float" office:value="37068" calcext:value-type="float">
            <text:p>37068</text:p>
          </table:table-cell>
          <table:table-cell office:value-type="string" calcext:value-type="string">
            <text:p>0.668421812</text:p>
          </table:table-cell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13498" calcext:value-type="float">
            <text:p>13498</text:p>
          </table:table-cell>
          <table:table-cell office:value-type="string" calcext:value-type="string">
            <text:p>0.243400173 </text:p>
          </table:table-cell>
          <table:table-cell office:value-type="float" office:value="50566" calcext:value-type="float">
            <text:p>50566</text:p>
          </table:table-cell>
          <table:table-cell office:value-type="string" calcext:value-type="string">
            <text:p>0.911821985</text:p>
          </table:table-cell>
        </table:table-row>
        <table:table-row table:style-name="ro1">
          <table:table-cell office:value-type="string" calcext:value-type="string">
            <text:p>Oceani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0.035163012 </text:p>
          </table:table-cell>
          <table:table-cell office:value-type="float" office:value="52516" calcext:value-type="float">
            <text:p>52516</text:p>
          </table:table-cell>
          <table:table-cell office:value-type="string" calcext:value-type="string">
            <text:p>0.946984997</text:p>
          </table:table-cell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0.053015003 </text:p>
          </table:table-cell>
          <table:table-cell office:value-type="float" office:value="55456" calcext:value-type="float">
            <text:p>55456</text:p>
          </table:table-cell>
          <table:table-cell office:value-type="string" calcext:value-type="string">
            <text:p>1.000000000</text:p>
          </table:table-cell>
        </table:table-row>
        <table:table-row table:style-name="ro1">
          <table:table-cell/>
          <table:table-cell office:value-type="float" office:value="55456" calcext:value-type="float">
            <text:p>55456</text:p>
          </table:table-cell>
          <table:table-cell office:value-type="string" calcext:value-type="string">
            <text:p>1.000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4:38:10.052772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0:12:29.652391965</meta:creation-date>
    <dc:date>2021-12-14T15:13:20.091543845</dc:date>
    <meta:editing-duration>PT12M19S</meta:editing-duration>
    <meta:editing-cycles>2</meta:editing-cycles>
    <meta:generator>LibreOffice/6.4.7.2$Linux_X86_64 LibreOffice_project/40$Build-2</meta:generator>
    <meta:document-statistic meta:table-count="2" meta:cell-count="381" meta:object-count="0"/>
  </office:meta>
</office:document-meta>
</file>